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progres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" manifest:full-path="Object 5/Configurations2/statusbar/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stance</text:p>
      <text:p text:style-name="Standard"/>
      <text:p text:style-name="Standard">Graph <draw:frame draw:style-name="fr1" draw:name="Object1" text:anchor-type="as-char" svg:width="0.7945in" svg:height="0.1984in" draw:z-index="0"><draw:object xlink:href="./Object 1" xlink:type="simple" xlink:show="embed" xlink:actuate="onLoad"/><draw:image xlink:href="./ObjectReplacements/Object 1" xlink:type="simple" xlink:show="embed" xlink:actuate="onLoad"/></draw:frame>, cost <draw:frame draw:style-name="fr1" draw:name="Object2" text:anchor-type="as-char" svg:width="0.6264in" svg:height="0.1984in" draw:z-index="1"><draw:object xlink:href="./Object 2" xlink:type="simple" xlink:show="embed" xlink:actuate="onLoad"/><draw:image xlink:href="./ObjectReplacements/Object 2" xlink:type="simple" xlink:show="embed" xlink:actuate="onLoad"/></draw:frame>, items associated with each edge<draw:frame draw:style-name="fr1" draw:name="Object3" text:anchor-type="as-char" svg:width="0.5772in" svg:height="0.1984in" draw:z-index="2"><draw:object xlink:href="./Object 3" xlink:type="simple" xlink:show="embed" xlink:actuate="onLoad"/><draw:image xlink:href="./ObjectReplacements/Object 3" xlink:type="simple" xlink:show="embed" xlink:actuate="onLoad"/></draw:frame>, a starting vertex <draw:frame draw:style-name="fr1" draw:name="Object4" text:anchor-type="as-char" svg:width="0.1453in" svg:height="0.1984in" draw:z-index="3"><draw:object xlink:href="./Object 4" xlink:type="simple" xlink:show="embed" xlink:actuate="onLoad"/><draw:image xlink:href="./ObjectReplacements/Object 4" xlink:type="simple" xlink:show="embed" xlink:actuate="onLoad"/></draw:frame>, a set of candidate ending vertexes <draw:frame draw:style-name="fr1" draw:name="Object5" text:anchor-type="as-char" svg:width="0.5083in" svg:height="0.1984in" draw:z-index="4"><draw:object xlink:href="./Object 5" xlink:type="simple" xlink:show="embed" xlink:actuate="onLoad"/><draw:image xlink:href="./ObjectReplacements/Object 5" xlink:type="simple" xlink:show="embed" xlink:actuate="onLoad"/></draw:frame>.</text:p>
      <text:p text:style-name="Standard"/>
      <text:p text:style-name="Standard">Solution</text:p>
      <text:p text:style-name="Standard"/>
      <text:p text:style-name="Standard">A cycle in G starting at r and ending at any v in V', where the union of all I(e) for the edges traversed contains all I.</text:p>
      <text:p text:style-name="Standard"/>
      <text:p text:style-name="Standard">Measure</text:p>
      <text:p text:style-name="Standard"/>
      <text:p text:style-name="Standard">The total cost of the cycle.</text:p>
      <text:p text:style-name="Standard"/>
      <text:p text:style-name="Standard">Notes</text:p>
      <text:p text:style-name="Standard"/>
      <text:p text:style-name="Standard">Some items i in I are more common than others. A certain set of i in I'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8T18:53:10</meta:creation-date>
    <dc:date>2009-09-30T07:00:07</dc:date>
    <meta:editing-duration>PT00H18M55S</meta:editing-duration>
    <meta:editing-cycles>3</meta:editing-cycles>
    <meta:generator>OpenOffice.org/3.0$Unix OpenOffice.org_project/300m15$Build-9379</meta:generator>
    <meta:document-statistic meta:table-count="0" meta:image-count="0" meta:object-count="5" meta:page-count="1" meta:paragraph-count="8" meta:word-count="75" meta:character-count="3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G</math:mi>
      <math:mo math:stretchy="false">=</math:mo>
      <math:mrow>
        <math:mo math:stretchy="false">(</math:mo>
        <math:mrow>
          <math:mi>V</math:mi>
          <math:mi>,</math:mi>
          <math:mi>E</math:mi>
        </math:mrow>
        <math:mo math:stretchy="false">)</math:mo>
      </math:mrow>
    </math:mrow>
    <math:annotation math:encoding="StarMath 5.0">G = (V,E)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i>c</math:mi>
      <math:mrow>
        <math:mrow>
          <math:mo math:stretchy="false">(</math:mo>
          <math:mi>e</math:mi>
          <math:mo math:stretchy="false">)</math:mo>
        </math:mrow>
        <math:mo math:stretchy="false">∈</math:mo>
        <math:mi>N</math:mi>
      </math:mrow>
    </math:mrow>
    <math:annotation math:encoding="StarMath 5.0">c(e) in N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I</math:mi>
      <math:mrow>
        <math:mrow>
          <math:mo math:stretchy="false">(</math:mo>
          <math:mi>e</math:mi>
          <math:mo math:stretchy="false">)</math:mo>
        </math:mrow>
        <math:mo math:stretchy="false">⊆</math:mo>
        <math:mi>I</math:mi>
      </math:mrow>
    </math:mrow>
    <math:annotation math:encoding="StarMath 5.0">I(e) subseteq I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i>r</math:mi>
    <math:annotation math:encoding="StarMath 5.0">r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i>'</math:mi>
        <math:mo math:stretchy="false">⊆</math:mo>
        <math:mi>V</math:mi>
      </math:mrow>
    </math:mrow>
    <math:annotation math:encoding="StarMath 5.0">V' subseteq V</math:annotation>
  </math:semantics>
</math:math>
</file>